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c6c86"/>
    </style:style>
    <style:style style:name="P2" style:family="paragraph" style:parent-style-name="Standard">
      <style:text-properties officeooo:paragraph-rsid="000ef890"/>
    </style:style>
    <style:style style:name="P3" style:family="paragraph" style:parent-style-name="Standard" style:master-page-name="Standard">
      <style:paragraph-properties style:page-number="auto"/>
      <style:text-properties officeooo:paragraph-rsid="000ef89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" text:name="py3o.obj"/>
        <text:user-field-decl office:value-type="string" office:string-value="obj.name" text:name="py3o.obj.name"/>
        <text:user-field-decl office:value-type="string" office:string-value="company_id.name" text:name="py3o.user.company_id.name"/>
        <text:user-field-decl office:value-type="string" office:string-value="company_id" text:name="py3o.user.company_id"/>
      </text:user-field-decls>
      <text:p text:style-name="P3"><text:a xlink:type="simple" xlink:href="py3o://for=%22obj%20in%20objects%22" text:style-name="Internet_20_link" text:visited-style-name="Visited_20_Internet_20_Link">for="obj in objects"</text:a></text:p>
      <text:p text:style-name="P2"><text:user-field-get text:name="py3o.obj">obj</text:user-field-get></text:p>
      <text:p text:style-name="P2"><text:user-field-get text:name="py3o.obj.name">obj.name</text:user-field-get></text:p>
      <text:p text:style-name="P2"><text:a xlink:type="simple" xlink:href="py3o:///for" text:style-name="Internet_20_link" text:visited-style-name="Visited_20_Internet_20_Link">/for</text:a></text:p>
      <text:p text:style-name="P2"><text:user-field-get text:name="py3o.user.company_id">company_id</text:user-field-get></text:p>
      <text:p text:style-name="P2"><text:user-field-get text:name="py3o.user.company_id.name">company_id.name</text:user-field-ge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anik von Rotz</meta:initial-creator>
    <meta:creation-date>2020-08-26T11:28:04.911326288</meta:creation-date>
    <meta:generator>LibreOffice/6.4.0.3$MacOSX_X86_64 LibreOffice_project/b0a288ab3d2d4774cb44b62f04d5d28733ac6df8</meta:generator>
    <dc:date>2020-08-26T11:58:35.692054189</dc:date>
    <dc:creator>Janik von Rotz</dc:creator>
    <meta:editing-duration>PT30M27S</meta:editing-duration>
    <meta:editing-cycles>8</meta:editing-cycles>
    <meta:document-statistic meta:table-count="0" meta:image-count="0" meta:object-count="0" meta:page-count="1" meta:paragraph-count="6" meta:word-count="8" meta:character-count="60" meta:non-whitespace-character-count="58"/>
  </office:meta>
</office:document-meta>
</file>